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5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16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16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16: 0.1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6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6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8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8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4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4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4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4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4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4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4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4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4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0.4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6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9: 0.3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9: 0.4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9: 0.4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9: 0.5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6/19: 0.0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7/19: 0.1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8/19: 0.15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9/19: 0.20000000 of 5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4: 0.2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4: 0.3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4: 0.3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14: 0.4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4: 0.4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4: 0.5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5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/16: 0.5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2/16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3/16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14/16: 0.1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5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0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25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3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20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4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4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4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4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4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3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4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4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20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20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20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20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20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20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20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20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0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6: 0.1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6: 0.1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6: 0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6: 0.2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6: 0.3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6: 0.3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6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6: 0.45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6: 0.5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0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1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1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2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25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0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1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1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2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2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3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3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4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9: 0.45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9: 0.50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4: 0.0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4: 0.1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4: 0.1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4: 0.2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4: 0.2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4: 0.30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4: 0.3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4/14: 0.35000000 of 4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3: 0.0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3: 0.45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3: 0.50000000 of 3.00000000 B1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14.270631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